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5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5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1" table:number-columns-repeated="969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9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5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4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4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<text:s/>0.86 (± 0.05) </text:p>
          </table:table-cell>
          <table:table-cell table:style-name="ce34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34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6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string" calcext:value-type="string">
            <text:p><text:s/>None </text:p>
          </table:table-cell>
          <table:table-cell table:style-name="ce34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88 (± 0.02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string" calcext:value-type="string">
            <text:p><text:s/>None </text:p>
          </table:table-cell>
          <table:table-cell table:style-name="ce34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99 (± 0.01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6" office:value-type="float" office:value="0.4" calcext:value-type="float">
            <text:p>0.4</text:p>
          </table:table-cell>
          <table:table-cell table:style-name="ce34" office:value-type="string" calcext:value-type="string">
            <text:p><text:s/>None </text:p>
          </table:table-cell>
          <table:table-cell table:style-name="ce34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6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3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4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2" table:formula="of:=FALSE()" office:value-type="boolean" office:boolean-value="false" calcext:value-type="boolean">
            <text:p>FALSE</text:p>
          </table:table-cell>
          <table:table-cell table:style-name="ce42" table:formula="of:=TRUE()" office:value-type="boolean" office:boolean-value="true" calcext:value-type="boolean">
            <text:p>TRUE</text:p>
          </table:table-cell>
          <table:table-cell table:style-name="ce42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8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8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8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9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5"/>
        </table:table-row>
        <table:table-row table:style-name="ro11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20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1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for all tasks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per task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4" table:number-rows-repeated="736">
          <table:table-cell table:style-name="ce3" table:number-columns-repeated="2"/>
          <table:table-cell table:style-name="ce13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3"/>
          <table:table-cell table:style-name="ce3" table:number-columns-repeated="21"/>
          <table:table-cell table:number-columns-repeated="992"/>
        </table:table-row>
        <table:table-row table:style-name="ro15" table:number-rows-repeated="104749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0:20:19.524662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8T10:23:53.044711732</dc:date>
    <meta:editing-duration>P3DT22H40M52S</meta:editing-duration>
    <meta:editing-cycles>206</meta:editing-cycles>
    <meta:document-statistic meta:table-count="1" meta:cell-count="18757" meta:object-count="0"/>
  </office:meta>
</office:document-meta>
</file>